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false" draw:auto-grow-width="fals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ff0000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696cm" svg:y1="14.321cm" svg:x2="9.711cm" svg:y2="15.27cm">
            <text:p/>
          </draw:line>
          <draw:line draw:style-name="gr2" draw:text-style-name="P1" draw:layer="layout" svg:x1="9.711cm" svg:y1="15.268cm" svg:x2="11.308cm" svg:y2="15.392cm">
            <text:p/>
          </draw:line>
          <draw:frame draw:name="DescriptionOOoTep" draw:style-name="gr3" draw:text-style-name="P2" draw:layer="layout" svg:width="0.003cm" svg:height="0.004cm" svg:x="10.66cm" svg:y="14.284cm">
            <draw:text-box>
              <text:p/>
            </draw:text-box>
            <svg:desc>@options;
  repereortho(310,270,30,1,1){ 0 , moyen , grisclair , num1 ,i};

@figure;
  B = point( -3.23 , 6.57 );
  C = point( -5.9 , 3.97 );
  sBC = segment( B , C );
  D = point( -1.57 , 3.63 );
  sCD = segment( C , D );
  bissBCD = bissectrice( B , C , D );

</svg:desc>
          </draw:frame>
          <draw:line draw:style-name="gr4" draw:text-style-name="P3" draw:layer="layout" svg:x1="11.192cm" svg:y1="14.74cm" svg:x2="9.709cm" svg:y2="15.27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20:12.943413776</meta:creation-date>
    <dc:date>2018-02-09T16:20:30.734011438</dc:date>
    <meta:editing-duration>PT18S</meta:editing-duration>
    <meta:editing-cycles>1</meta:editing-cycles>
    <meta:document-statistic meta:object-count="5"/>
    <meta:generator>LibreOffice/6.0.0.3$MacOSX_X86_64 LibreOffice_project/64a0f66915f38c6217de274f0aa8e15618924765</meta:generator>
  </office:meta>
</office:document-meta>
</file>